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5.1035in"/>
    </style:style>
    <style:style style:name="Table1.C" style:family="table-column">
      <style:table-column-properties style:column-width="0.876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hesaurus</text:h>
      <text:list xml:id="list2514890040114489328" text:style-name="L1">
        <text:list-item>
          <text:p text:style-name="P1">Qura – name of the game, to be changed</text:p>
        </text:list-item>
        <text:list-item>
          <text:p text:style-name="P1">field – one square element of 8*8 board. Can be empty, have jade or taken by a piece</text:p>
        </text:list-item>
        <text:list-item>
          <text:p text:style-name="P1">urchin - </text:p>
        </text:list-item>
        <text:list-item>
          <text:p text:style-name="P1">augment </text:p>
        </text:list-item>
        <text:list-item>
          <text:p text:style-name="P1">jade – randomly spawns on free fields, and holds one augment</text:p>
        </text:list-item>
      </text:list>
      <text:h text:style-name="Heading_20_2" text:outline-level="2">Description</text:h>
      <text:p text:style-name="Text_20_body">The Qura has 8*8 square board, with each player starting with 16 pieces placed on first two lines on players side. Each turn player uses any amount of abilities and moves a piece one square. To win, a player must destroy all enemy pieces. The easiest way to destroy a piece is to move a piece on top it.</text:p>
      <text:p text:style-name="Text_20_body">Qura most interesting feature is augments. As a game goes on, jades will occasionally spawn on top of random free spaces on board. Landing on an jade will cause that specific piece to acquire an augment. A player can use any amount of augments on their turn, as long as they only move once. Each piece has its own inventory of augments it has collected. </text:p>
      <text:h text:style-name="Heading_20_2" text:outline-level="2">Augments</text:h>
      <text:p text:style-name="Text_20_body">* may be Radial, Row or Column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ffect</text:p>
            </table:table-cell>
            <table:table-cell table:style-name="Table1.A1" office:value-type="string">
              <text:p text:style-name="Table_20_Heading">Members Only?</text:p>
            </table:table-cell>
          </table:table-row>
        </table:table-header-rows>
        <table:table-row>
          <table:table-cell table:style-name="Table1.A1" office:value-type="string">
            <text:p text:style-name="Table_20_Contents">Multiply</text:p>
          </table:table-cell>
          <table:table-cell table:style-name="Table1.A1" office:value-type="string">
            <text:p text:style-name="Table_20_Contents">Creates a new piece. Can be placed anywhere adjacent to the piece that used the ability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Jade Rehash</text:p>
          </table:table-cell>
          <table:table-cell table:style-name="Table1.A1" office:value-type="string">
            <text:p text:style-name="Table_20_Contents">Removes all current Power Orbs and randomly places new ones onto the boar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Grow Quadradius</text:p>
          </table:table-cell>
          <table:table-cell table:style-name="Table1.A1" office:value-type="string">
            <text:p text:style-name="Table_20_Contents">Extends the range for any move the piece uses that effects either a row, column, or radial. Row and column power ups will now affect all three rows or columns around the piece, and radial power ups will affect any space that is at most 2 spaces away. The range can be extended further with another Grow Quadradius power up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Bombs</text:p>
          </table:table-cell>
          <table:table-cell table:style-name="Table1.A1" office:value-type="string">
            <text:p text:style-name="Table_20_Contents">Randomly blows up squares on the board. Kills any piece that is hit, and pushes the square downward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nake Tunneling</text:p>
          </table:table-cell>
          <table:table-cell table:style-name="Table1.A1" office:value-type="string">
            <text:p text:style-name="Table_20_Contents">Energy tunnels under the board, randomly seeking out opponents. This raises tiles and destroys any enemies that might be hit. Snake Tunneling moves randomly, and can backtrack its path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Raise Field</text:p>
          </table:table-cell>
          <table:table-cell table:style-name="Table1.A1" office:value-type="string">
            <text:p text:style-name="Table_20_Contents">Raises the tile that the piece using the ability is currently on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Lower Field</text:p>
          </table:table-cell>
          <table:table-cell table:style-name="Table1.A1" office:value-type="string">
            <text:p text:style-name="Table_20_Contents">Lowers the tile that the piece using the ability is currently on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Climb Field</text:p>
          </table:table-cell>
          <table:table-cell table:style-name="Table1.A1" office:value-type="string">
            <text:p text:style-name="Table_20_Contents">The piece is able to move up any tile no matter how high it i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Plateau</text:p>
          </table:table-cell>
          <table:table-cell table:style-name="Table1.A1" office:value-type="string">
            <text:p text:style-name="Table_20_Contents">Raises every tile within a radial of your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Moat</text:p>
          </table:table-cell>
          <table:table-cell table:style-name="Table1.A1" office:value-type="string">
            <text:p text:style-name="Table_20_Contents">Lowers every tile next to your piece.</text:p>
          </table:table-cell>
          <table:table-cell table:style-name="Table1.A1" office:value-type="string">
            <text:p text:style-name="Table_20_Contents">No</text:p>
          </table:table-cell>
        </table:table-row>
        <text:soft-page-break/>
        <table:table-row>
          <table:table-cell table:style-name="Table1.A1" office:value-type="string">
            <text:p text:style-name="Table_20_Contents">Trench R|C</text:p>
          </table:table-cell>
          <table:table-cell table:style-name="Table1.A1" office:value-type="string">
            <text:p text:style-name="Table_20_Contents">Lowers every tile in the same row as your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Wall R|C</text:p>
          </table:table-cell>
          <table:table-cell table:style-name="Table1.A1" office:value-type="string">
            <text:p text:style-name="Table_20_Contents">Raises every tile in the same row as your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Invert *</text:p>
          </table:table-cell>
          <table:table-cell table:style-name="Table1.A1" office:value-type="string">
            <text:p text:style-name="Table_20_Contents">All surrounding tiles have their elevations inverte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Dredge * </text:p>
          </table:table-cell>
          <table:table-cell table:style-name="Table1.A1" office:value-type="string">
            <text:p text:style-name="Table_20_Contents">All of your surrounding pieces are raised to their max height while your opponent's are lowered to their deepest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Teach *</text:p>
          </table:table-cell>
          <table:table-cell table:style-name="Table1.A1" office:value-type="string">
            <text:p text:style-name="Table_20_Contents">All allied pieces in the same radial as your piece will learn all of the abilities your piece currently ha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Learn *</text:p>
          </table:table-cell>
          <table:table-cell table:style-name="Table1.A1" office:value-type="string">
            <text:p text:style-name="Table_20_Contents">Your piece learns all abilities your surrounding pieces hav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Pilfer *</text:p>
          </table:table-cell>
          <table:table-cell table:style-name="Table1.A1" office:value-type="string">
            <text:p text:style-name="Table_20_Contents">Steal all powers from the opponents surrounding you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Parasite *</text:p>
          </table:table-cell>
          <table:table-cell table:style-name="Table1.A1" office:value-type="string">
            <text:p text:style-name="Table_20_Contents">Leeches onto any surrounding enemy pieces. Any new powers they acquire your piece will also acquir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2x</text:p>
          </table:table-cell>
          <table:table-cell table:style-name="Table1.A1" office:value-type="string">
            <text:p text:style-name="Table_20_Contents">Doubles the amount of powers your piece currently possesse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Beneficiary</text:p>
          </table:table-cell>
          <table:table-cell table:style-name="Table1.A1" office:value-type="string">
            <text:p text:style-name="Table_20_Contents">All of your pieces give away their powers and put them onto this one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cavenger</text:p>
          </table:table-cell>
          <table:table-cell table:style-name="Table1.A1" office:value-type="string">
            <text:p text:style-name="Table_20_Contents">If a scavenger piece jumps on an enemy piece, all of your scavenger pieces will receive that enemy piece's abilities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Power Plant</text:p>
          </table:table-cell>
          <table:table-cell table:style-name="Table1.A1" office:value-type="string">
            <text:p text:style-name="Table_20_Contents">Steals any orbs that spawn on the tile, and shares them with any piece on your aligned power plant grid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Network Bridge</text:p>
          </table:table-cell>
          <table:table-cell table:style-name="Table1.A1" office:value-type="string">
            <text:p text:style-name="Table_20_Contents">This piece will tap into all the networked powers activated by others in your squadron. Any power that is normally absorbed through the squadron-wide network, is now absorbed by this piece also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Move Again</text:p>
          </table:table-cell>
          <table:table-cell table:style-name="Table1.A1" office:value-type="string">
            <text:p text:style-name="Table_20_Contents">This piece can move twice in this one turn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Move Diagonal</text:p>
          </table:table-cell>
          <table:table-cell table:style-name="Table1.A1" office:value-type="string">
            <text:p text:style-name="Table_20_Contents">This piece can permanently move diagonally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Flat to Sphere</text:p>
          </table:table-cell>
          <table:table-cell table:style-name="Table1.A1" office:value-type="string">
            <text:p text:style-name="Table_20_Contents">This piece can now move off the map, and will appear on the opposite sid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Relocate</text:p>
          </table:table-cell>
          <table:table-cell table:style-name="Table1.A1" office:value-type="string">
            <text:p text:style-name="Table_20_Contents">Teleports this piece to a random unoccupied location on the boar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Hotspot</text:p>
          </table:table-cell>
          <table:table-cell table:style-name="Table1.A1" office:value-type="string">
            <text:p text:style-name="Table_20_Contents">Any of your pieces can now permanently move to this tile, no matter where they are, as long as one of your pieces isn't already on the til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witcheroo</text:p>
          </table:table-cell>
          <table:table-cell table:style-name="Table1.A1" office:value-type="string">
            <text:p text:style-name="Table_20_Contents">You can switch this piece with any other allied piece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Centerpult</text:p>
          </table:table-cell>
          <table:table-cell table:style-name="Table1.A1" office:value-type="string">
            <text:p text:style-name="Table_20_Contents">Your piece can catapult itself into the vacant center of any four, symmetric pieces, as long as occupying the empty, center tile will complete either a plus sign or an 'x' shaped pattern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Invisible</text:p>
          </table:table-cell>
          <table:table-cell table:style-name="Table1.A1" office:value-type="string">
            <text:p text:style-name="Table_20_Contents">Your opponent can no longer see your piece. It can still be destroyed, however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Jump Proof</text:p>
          </table:table-cell>
          <table:table-cell table:style-name="Table1.A1" office:value-type="string">
            <text:p text:style-name="Table_20_Contents">This piece can no longer be defeated by being jump on by an enemy piec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cramble * </text:p>
          </table:table-cell>
          <table:table-cell table:style-name="Table1.A1" office:value-type="string">
            <text:p text:style-name="Table_20_Contents">Randomly moves around every piece in the same radial as your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wap *</text:p>
          </table:table-cell>
          <table:table-cell table:style-name="Table1.A1" office:value-type="string">
            <text:p text:style-name="Table_20_Contents">Your piece and all surrounding pieces swap ownership with your opponent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Spyware *</text:p>
          </table:table-cell>
          <table:table-cell table:style-name="Table1.A1" office:value-type="string">
            <text:p text:style-name="Table_20_Contents">You can see any powers that the opponent's surrounding pieces have. This stays permanently on the pieces, letting you see new powers they acquire as well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Orb Spy *</text:p>
          </table:table-cell>
          <table:table-cell table:style-name="Table1.A1" office:value-type="string">
            <text:p text:style-name="Table_20_Contents">Bugs every tile surrounding your piece. You can view the power of any orb <text:soft-page-break/>that spawns on these tiles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Refurb *</text:p>
          </table:table-cell>
          <table:table-cell table:style-name="Table1.A1" office:value-type="string">
            <text:p text:style-name="Table_20_Contents">Resets every tile surrounding your piece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Bankrupt *</text:p>
          </table:table-cell>
          <table:table-cell table:style-name="Table1.A1" office:value-type="string">
            <text:p text:style-name="Table_20_Contents">Resets every enemy piece that comes into contact with a tile in this radial.</text:p>
          </table:table-cell>
          <table:table-cell table:style-name="Table1.A1" office:value-type="string">
            <text:p text:style-name="Table_20_Contents">Yes</text:p>
          </table:table-cell>
        </table:table-row>
        <table:table-row>
          <table:table-cell table:style-name="Table1.A1" office:value-type="string">
            <text:p text:style-name="Table_20_Contents">Purify *</text:p>
          </table:table-cell>
          <table:table-cell table:style-name="Table1.A1" office:value-type="string">
            <text:p text:style-name="Table_20_Contents">Removes any disabilities on your pieces in the same radial as your piece, and removes any benefits your opponent's pieces have as well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Tripwire *</text:p>
          </table:table-cell>
          <table:table-cell table:style-name="Table1.A1" office:value-type="string">
            <text:p text:style-name="Table_20_Contents">If any enemy piece within the same radial as your piece moves off of its tile, it will be destroyed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Inhibit *</text:p>
          </table:table-cell>
          <table:table-cell table:style-name="Table1.A1" office:value-type="string">
            <text:p text:style-name="Table_20_Contents">Your opponent's pieces in the same radial as your piece can no longer acquire power ups from Power Orb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Kamikaze *</text:p>
          </table:table-cell>
          <table:table-cell table:style-name="Table1.A1" office:value-type="string">
            <text:p text:style-name="Table_20_Contents">Destroys all pieces in the same radial as your piece, including the piece activating the ability, and any of your pieces within rang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Destroy *</text:p>
          </table:table-cell>
          <table:table-cell table:style-name="Table1.A1" office:value-type="string">
            <text:p text:style-name="Table_20_Contents">Destroys any surrounding enemy pieces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Acidic *</text:p>
          </table:table-cell>
          <table:table-cell table:style-name="Table1.A1" office:value-type="string">
            <text:p text:style-name="Table_20_Contents">Destroys any surrounding enemy pieces. Their tiles become completely uninhabitable.</text:p>
          </table:table-cell>
          <table:table-cell table:style-name="Table1.A1" office:value-type="string">
            <text:p text:style-name="Table_20_Contents">No</text:p>
          </table:table-cell>
        </table:table-row>
        <table:table-row>
          <table:table-cell table:style-name="Table1.A1" office:value-type="string">
            <text:p text:style-name="Table_20_Contents">Recruit *</text:p>
          </table:table-cell>
          <table:table-cell table:style-name="Table1.A1" office:value-type="string">
            <text:p text:style-name="Table_20_Contents">Steal any enemy pieces surrounding your piece.</text:p>
          </table:table-cell>
          <table:table-cell table:style-name="Table1.A1" office:value-type="string">
            <text:p text:style-name="Table_20_Contents">N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 Panchenko</meta:initial-creator>
    <meta:creation-date>2018-05-06T00:19:10.96</meta:creation-date>
    <dc:date>2018-05-09T12:24:03</dc:date>
    <dc:creator>Anton Panchenko</dc:creator>
    <meta:editing-duration>P3DT12H4M52S</meta:editing-duration>
    <meta:editing-cycles>3</meta:editing-cycles>
    <meta:generator>OpenOffice/4.1.3$Win32 OpenOffice.org_project/413m1$Build-9783</meta:generator>
    <meta:document-statistic meta:table-count="1" meta:image-count="0" meta:object-count="0" meta:page-count="3" meta:paragraph-count="149" meta:word-count="1029" meta:character-count="5547"/>
  </office:meta>
</office:document-meta>
</file>